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C600003BE800000D4A1ED5172F.svm"/>
  <manifest:file-entry manifest:media-type="" manifest:full-path="Pictures/200000DF0000378B000033F988DC344B.svm"/>
  <manifest:file-entry manifest:media-type="" manifest:full-path="Pictures/2000005C00001C1200000D4A1C5ECB2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charset="x-symbol"/>
    <style:font-face style:name="Wingdings 2" svg:font-family="'Wingdings 2'" style:font-charset="x-symbol"/>
    <style:font-face style:name="Arial" svg:font-family="Arial"/>
    <style:font-face style:name="StarSymbol" svg:font-family="StarSymbol"/>
    <style:font-face style:name="StarSymbol1" svg:font-family="StarSymbol, 'Arial Unicode MS'"/>
    <style:font-face style:name="Tahoma1" svg:font-family="Tahoma"/>
    <style:font-face style:name="Arial2" svg:font-family="Arial" style:font-family-generic="swiss"/>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alutation">
      <style:text-properties fo:color="#ff0000" fo:font-weight="bold" style:font-weight-asian="bold" style:font-weight-complex="bold"/>
    </style:style>
    <style:style style:name="P2" style:family="paragraph" style:parent-style-name="Standard" style:master-page-name="Standard">
      <style:paragraph-properties style:page-number="auto"/>
      <style:text-properties fo:font-weight="bold" style:font-weight-asian="bold" style:font-weight-complex="bold"/>
    </style:style>
    <style:style style:name="P3" style:family="paragraph" style:parent-style-name="Standard" style:list-style-name="WW8Num3">
      <style:paragraph-properties>
        <style:tab-stops>
          <style:tab-stop style:position="1.27cm"/>
        </style:tab-stops>
      </style:paragraph-properties>
    </style:style>
    <style:style style:name="P4" style:family="paragraph" style:parent-style-name="Standard" style:list-style-name="WW8Num3">
      <style:paragraph-properties>
        <style:tab-stops>
          <style:tab-stop style:position="1.27cm"/>
        </style:tab-stops>
      </style:paragraph-properties>
    </style:style>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Text_20_body" style:list-style-name="WW8Num1">
      <style:paragraph-properties>
        <style:tab-stops>
          <style:tab-stop style:position="1.27cm"/>
        </style:tab-stops>
      </style:paragraph-properties>
    </style:style>
    <style:style style:name="P14" style:family="paragraph" style:parent-style-name="Text_20_body" style:list-style-name="WW8Num1">
      <style:paragraph-properties>
        <style:tab-stops>
          <style:tab-stop style:position="1.27cm"/>
        </style:tab-stops>
      </style:paragraph-properties>
    </style:style>
    <style:style style:name="P15" style:family="paragraph" style:parent-style-name="Text_20_body" style:list-style-name="WW8Num1">
      <style:paragraph-properties>
        <style:tab-stops>
          <style:tab-stop style:position="1.27cm"/>
        </style:tab-stops>
      </style:paragraph-properties>
    </style:style>
    <style:style style:name="P16" style:family="paragraph" style:parent-style-name="Text_20_body" style:list-style-name="WW8Num2">
      <style:paragraph-properties>
        <style:tab-stops>
          <style:tab-stop style:position="1.27cm"/>
        </style:tab-stops>
      </style:paragraph-properties>
    </style:style>
    <style:style style:name="P17" style:family="paragraph" style:parent-style-name="Text_20_body" style:list-style-name="WW8Num2">
      <style:paragraph-properties>
        <style:tab-stops>
          <style:tab-stop style:position="1.27cm"/>
        </style:tab-stops>
      </style:paragraph-properties>
    </style:style>
    <style:style style:name="T1" style:family="text">
      <style:text-properties fo:font-variant="normal" fo:text-transform="none"/>
    </style:style>
    <style:style style:name="T2" style:family="text">
      <style:text-properties fo:font-weight="bold"/>
    </style:style>
    <style:style style:name="T3"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zpečnosť v systéme</text:p>
      <text:p text:style-name="P1">/* Zdroj minulorocna dokumentacia */</text:p>
      <text:p text:style-name="P1"/>
      <text:p text:style-name="Text_20_body">Vzhľadom na údaje vytvorený systém zabezpečí:</text:p>
      <text:list text:style-name="WW8Num1">
        <text:list-item>
          <text:p text:style-name="P13">Dôvernosť - k uchovávaným údajom majú prístup iba poverení používatelia. Údaje sú rozdelené na privátne a verejné, pričom používateľ rozhoduje o tom, ktoré privátne údaje môžu byť zobrazované ako verejné.</text:p>
        </text:list-item>
        <text:list-item>
          <text:p text:style-name="P13">Integritu – údaje môžu meniť iba ich tvorcovia, nimi poverení používatelia a moderátor. (prebrané z minuloročného tímového projektu – u nás moderátor vystupuje ako správca)</text:p>
        </text:list-item>
        <text:list-item>
          <text:p text:style-name="P13">Sledovateľnosť – každú akciu, pri ktorej dochádza ku zmene dát je možné spätne sledovať a zistiť, kto dané zmeny vykonal. </text:p>
        </text:list-item>
      </text:list>
      <text:p text:style-name="Text_20_body"> </text:p>
      <text:p text:style-name="Text_20_body">Z pohľadu používateľov systém zabezpečí:</text:p>
      <text:list text:style-name="WW8Num2">
        <text:list-item>
          <text:p text:style-name="P16">Autorizáciu</text:p>
        </text:list-item>
        <text:list-item>
          <text:p text:style-name="P16">Audit – systém zaznamená kompletnú stopu používateľa</text:p>
        </text:list-item>
      </text:list>
      <text:p text:style-name="Text_20_body"> </text:p>
      <text:p text:style-name="Text_20_body">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Text_20_body">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používateľ systému priradenú jednu alebo viac rolí, ktoré určujú, aké operácie môže vykonávať.</text:p>
      <text:p text:style-name="Text_20_body"/>
      <text:p text:style-name="Text_20_body">Hráči komunikácie</text:p>
      <text:list text:style-name="WW8Num3">
        <text:list-item>
          <text:p text:style-name="P3">Fakulta: vytvára, ruší, pozastavuje používateľské účty</text:p>
        </text:list-item>
        <text:list-item>
          <text:p text:style-name="P3">Alumnus: prihlasuje, ohlasuje z a do systému</text:p>
        </text:list-item>
      </text:list>
      <text:p text:style-name="Standard"/>
      <text:p text:style-name="Standard"/>
      <text:p text:style-name="Standard">Prípady použitia:</text:p>
      <text:list text:style-name="L1">
        <text:list-item>
          <text:p text:style-name="P5">Prihlásenie do systému: prihlásenie do systému bude realizované zadaním prihlasovacieho mena a príslušného hesla</text:p>
        </text:list-item>
        <text:list-item>
          <text:p text:style-name="P5">Odhlásenie zo systému: odhlásenie zo systému bude zrealizované odkazom v menu, respektívne používateľ bude automaticky odhlásený po uplynutí doby platnosti session</text:p>
        </text:list-item>
        <text:list-item>
          <text:p text:style-name="P5">Pozastav účet používateľa: dočasne znemožní prístup daného používateľa do systému</text:p>
        </text:list-item>
        <text:list-item>
          <text:p text:style-name="P5">Zruš účet používateľa: zruší prístup a konto používateľa systému</text:p>
        </text:list-item>
        <text:list-item>
          <text:p text:style-name="P5">Vytvor účet používateľa: vytvorí nové používateľské konto podľa zadaných údajov</text:p>
        </text:list-item>
        <text:list-item>
          <text:p text:style-name="P5">Vykonaj operáciu: vykoná konkrétnu operáciu konkrétneho modulu systému podľa požiadavky používateľa systému</text:p>
        </text:list-item>
        <text:list-item>
          <text:p text:style-name="P5">Over právo na vykonanie: podľa nadefinovaných práv sa overí právo na vykonanie požadovanej operácie</text:p>
        </text:list-item>
        <text:list-item>
          <text:p text:style-name="P5"><text:soft-page-break/>Pridať absolventa k používateľovi: priradí konkrétneho používateľa k už existujúcemu absolventovi v systéme</text:p>
        </text:list-item>
      </text:list>
      <text:p text:style-name="Standard"><draw:frame draw:style-name="fr1" draw:name="obrázky3" text:anchor-type="paragraph" svg:x="1.39cm" svg:y="0.328cm" svg:width="14.219cm" svg:height="13.305cm" draw:z-index="2"><draw:image xlink:href="Pictures/200000DF0000378B000033F988DC344B.svm" xlink:type="simple" xlink:show="embed" xlink:actuate="onLoad"/></draw:frame></text:p>
      <text:p text:style-name="Standard"/>
      <text:p text:style-name="Standard"/>
      <text:p text:style-name="Standard"/>
      <text:p text:style-name="Standard"/>
      <text:p text:style-name="Standard"/>
      <text:p text:style-name="Standard"/>
      <text:h text:style-name="Heading_20_3" text:outline-level="3"><text:bookmark text:name="_Toc151447737"/>1.1.1.    Logický model dát  – Bezpečnosť</text:h>
      <text:p text:style-name="Text_20_body">Model zabezpečenia údajov systému sa nachádza na nasledujúcom obrázku. Pre riešenie bezpečnosti sme použili klasický model, kde prístup k údajom je riešený cez vzťah medzi objektom a subjektom ku ktorému daný objekt pristupuje.</text:p>
      <text:p text:style-name="Text_20_body"><draw:frame draw:style-name="fr1" draw:name="obrázky2" text:anchor-type="paragraph" svg:x="0.166cm" svg:y="0.358cm" svg:width="15.335cm" svg:height="3.403cm" draw:z-index="0"><draw:image xlink:href="Pictures/200000C600003BE800000D4A1ED5172F.svm" xlink:type="simple" xlink:show="embed" xlink:actuate="onLoad"/></draw:frame></text:p>
      <text:p text:style-name="Text_20_body"><text:bookmark text:name="_Ref136190063"/><text:soft-page-break/>Obr. 4‑13 Model dát - Bezpečnosť</text:p>
      <text:p text:style-name="Text_20_body"> </text:p>
      <text:h text:style-name="Heading_20_4" text:outline-level="4" text:is-list-header="true">Entity modelu dát fóra:</text:h>
      <text:p text:style-name="Text_20_body">-         SecurityObject - objekt v našom prípade reprezentuje trieda SecurityObject. SecurityObject môže byť buď používateľ alebo rola. </text:p>
      <text:p text:style-name="Text_20_body">-         User – predstavuje registrovaného používateľa, ktorému je možné priradiť špecifické práva na prácu s objektmi systému. Používateľovi môže byť priradený akýkoľvek počet rolí, čím získava celé sady práv.</text:p>
      <text:p text:style-name="Text_20_body">-         Role – reprezentuje  množinu práv, ktorá môže byť priradená akémukoľvek používateľovi systému, čím daný používateľ získava danú množinu práv.</text:p>
      <text:p text:style-name="Text_20_body">-         SecurityClearance - trieda SecurityClearance určuje vzťah medzi objektom a subjektom. Keďže pre generovanie kľúčov sa používa technika HI-LO nie je potrebné mať špeciálnu triedu SecuritySubject, keďže každý záznam (subjekt bezpečnosti) je jednoznačne identifikovaný svojím číslom. Model bezpečnosti teda rieši veľmi elegantne bezpečnosť na úroveň inštancií objektov (záznamov v relačnej databáze). Pre potreby ochrany osobných údajov však chránenie údajov na úrovní inštancií nepostačuje. Trieda SecurityClearance preto dopĺňa informáciu o atribúte, ktorý je predmetom ochrany. Pre úplnosť je potrebné špecifikovať operáciu, ktorú môže daný objekt daným subjektom vykonávať. </text:p>
      <text:p text:style-name="Text_20_body">-         SecurityOperation – identifikácia operácií nad objektmi.</text:p>
      <text:h text:style-name="Heading_20_4" text:outline-level="4" text:is-list-header="true">Prepojenie modelu dát absolventi a bezpečnosť</text:h>
      <text:p text:style-name="Text_20_body"><draw:frame draw:style-name="fr1" draw:name="obrázky1" text:anchor-type="paragraph" svg:x="4.815cm" svg:y="1.219cm" svg:width="7.186cm" svg:height="3.403cm" draw:z-index="1"><draw:image xlink:href="Pictures/2000005C00001C1200000D4A1C5ECB28.svm" xlink:type="simple" xlink:show="embed" xlink:actuate="onLoad"/></draw:frame>Na nasledujúcom obrázku je znázornené prepojenie modelu bezpečnosti a modelu absolventov. </text:p>
      <text:p text:style-name="Text_20_body"/>
      <text:p text:style-name="Text_20_body">Obr. 4‑14 Prepojenie absolventov s bezpečnosťou</text:p>
      <text:p text:style-name="Text_20_body">Styčným bodom modelu dát absolventi a bezpečnosť sú entity Person a User. Keďže každá osoba, ktorej osobné informácie budú uchovávané v systéme bude mať možnosť prihlásenia do systému a modifikovať informácie o sebe. A naopak každý používateľ registrovaný v systéme bude mať založený vlastný profi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charset="x-symbol"/>
    <style:font-face style:name="Wingdings 2" svg:font-family="'Wingdings 2'" style:font-charset="x-symbol"/>
    <style:font-face style:name="Arial" svg:font-family="Arial"/>
    <style:font-face style:name="StarSymbol" svg:font-family="StarSymbol"/>
    <style:font-face style:name="StarSymbol1" svg:font-family="StarSymbol, 'Arial Unicode MS'"/>
    <style:font-face style:name="Tahoma1" svg:font-family="Tahoma"/>
    <style:font-face style:name="Arial2" svg:font-family="Arial" style:font-family-generic="swiss"/>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2" fo:font-size="12pt" fo:language="sk" fo:country="SK" style:letter-kerning="true"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2" style:font-name-complex="Tahoma1"/>
    </style:style>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Heading_20_3" style:display-name="Heading 3" style:family="paragraph" style:parent-style-name="Title" style:next-style-name="Text_20_body" style:class="text" style:default-outline-level="3">
      <style:paragraph-properties fo:margin-left="0cm" fo:margin-right="0cm" fo:text-indent="0cm" style:auto-text-indent="false"/>
      <style:text-properties style:font-name="Times New Roman" fo:font-size="14pt" fo:font-weight="bold" style:font-name-asian="Arial Unicode MS1" style:font-size-asian="14pt" style:font-weight-asian="bold" style:font-name-complex="Tahoma2" style:font-size-complex="14pt" style:font-weight-complex="bold"/>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Title"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WW8Num1z0" style:family="text">
      <style:text-properties style:font-name="Wingdings"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2z0" style:family="text">
      <style:text-properties style:font-name="Wingdings"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2z2" style:family="text">
      <style:text-properties style:font-name="StarSymbol1" fo:font-size="9pt" style:font-size-asian="9pt" style:font-name-complex="StarSymbol1" style:font-size-complex="9pt"/>
    </style:style>
    <style:style style:name="WW8Num3z0" style:family="text">
      <style:text-properties style:font-name="Wingdings"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Absatz-Standardschriftart"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2" style:num-suffix="." text:bullet-char="■">
        <style:list-level-properties text:space-before="1.905cm" text:min-label-width="0.635cm"/>
        <style:text-properties style:font-name="StarSymbol1"/>
      </text:list-level-style-bullet>
      <text:list-level-style-bullet text:level="4" text:style-name="WW8Num2z0" style:num-suffix="." text:bullet-char="">
        <style:list-level-properties text:space-before="2.54cm" text:min-label-width="0.635cm"/>
        <style:text-properties style:font-name="Wingdings"/>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2" style:num-suffix="." text:bullet-char="■">
        <style:list-level-properties text:space-before="3.81cm" text:min-label-width="0.635cm"/>
        <style:text-properties style:font-name="StarSymbol1"/>
      </text:list-level-style-bullet>
      <text:list-level-style-bullet text:level="7" text:style-name="WW8Num2z0" style:num-suffix="." text:bullet-char="">
        <style:list-level-properties text:space-before="4.445cm" text:min-label-width="0.635cm"/>
        <style:text-properties style:font-name="Wingdings"/>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editing-cycles>1</meta:editing-cycles>
    <meta:editing-duration>PT0S</meta:editing-duration>
    <meta:user-defined meta:name="Info 1"/>
    <meta:user-defined meta:name="Info 2"/>
    <meta:user-defined meta:name="Info 3"/>
    <meta:user-defined meta:name="Info 4"/>
    <meta:document-statistic meta:table-count="0" meta:image-count="3" meta:object-count="0" meta:page-count="4" meta:paragraph-count="39" meta:word-count="592" meta:character-count="4462"/>
  </office:meta>
</office:document-meta>
</file>